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Text_20_body">
      <style:text-properties style:font-name="Arial1"/>
    </style:style>
    <style:style style:name="P3" style:family="paragraph" style:parent-style-name="Text_20_body" style:list-style-name="L1">
      <style:text-properties style:font-name="Arial1"/>
    </style:style>
    <style:style style:name="P4" style:family="paragraph" style:parent-style-name="Text_20_body" style:list-style-name="L2">
      <style:text-properties style:font-name="Arial1"/>
    </style:style>
    <style:style style:name="P5" style:family="paragraph" style:parent-style-name="Text_20_body">
      <style:text-properties style:font-name="Arial1" fo:background-color="#fffaa5"/>
    </style:style>
    <style:style style:name="P6" style:family="paragraph" style:parent-style-name="Text_20_body" style:list-style-name="L3">
      <style:text-properties style:font-name="Arial1" fo:background-color="#fffaa5"/>
    </style:style>
    <style:style style:name="P7" style:family="paragraph" style:parent-style-name="Text_20_body" style:list-style-name="L4">
      <style:text-properties style:font-name="Arial1" fo:background-color="#fffaa5"/>
    </style:style>
    <style:style style:name="P8" style:family="paragraph" style:parent-style-name="Text_20_body" style:list-style-name="L5">
      <style:text-properties style:font-name="Arial1" fo:background-color="#fffaa5"/>
    </style:style>
    <style:style style:name="P9" style:family="paragraph" style:parent-style-name="Text_20_body" style:list-style-name="L6">
      <style:text-properties style:font-name="Arial1" fo:background-color="#fffaa5"/>
    </style:style>
    <style:style style:name="P10" style:family="paragraph" style:parent-style-name="Text_20_body" style:list-style-name="L7">
      <style:text-properties style:font-name="Arial1" fo:background-color="#fffaa5"/>
    </style:style>
    <style:style style:name="P11" style:family="paragraph" style:parent-style-name="Text_20_body" style:list-style-name="L8">
      <style:text-properties style:font-name="Arial1" fo:background-color="#fffaa5"/>
    </style:style>
    <style:style style:name="P12" style:family="paragraph" style:parent-style-name="Text_20_body" style:list-style-name="L7">
      <style:text-properties style:font-name="Arial1" officeooo:rsid="000ea308" officeooo:paragraph-rsid="000ea308" fo:background-color="#fffaa5"/>
    </style:style>
    <style:style style:name="P13" style:family="paragraph" style:parent-style-name="Text_20_body" style:list-style-name="L9">
      <style:text-properties style:font-name="Arial1"/>
    </style:style>
    <style:style style:name="P14" style:family="paragraph" style:parent-style-name="Text_20_body" style:list-style-name="L10">
      <style:text-properties style:font-name="Arial1"/>
    </style:style>
    <style:style style:name="P15" style:family="paragraph" style:parent-style-name="Text_20_body">
      <style:paragraph-properties fo:margin-top="0cm" fo:margin-bottom="0cm" loext:contextual-spacing="false"/>
      <style:text-properties style:font-name="Arial1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style:font-name="Arial1"/>
    </style:style>
    <style:style style:name="P17" style:family="paragraph" style:parent-style-name="Text_20_body">
      <style:paragraph-properties fo:margin-top="0cm" fo:margin-bottom="0cm" loext:contextual-spacing="false"/>
      <style:text-properties style:font-name="Arial1" fo:background-color="#fffaa5"/>
    </style:style>
    <style:style style:name="P18" style:family="paragraph" style:parent-style-name="Text_20_body" style:list-style-name="L2">
      <style:paragraph-properties fo:margin-top="0cm" fo:margin-bottom="0cm" loext:contextual-spacing="false"/>
      <style:text-properties style:font-name="Arial1" fo:background-color="#fffaa5"/>
    </style:style>
    <style:style style:name="P19" style:family="paragraph" style:parent-style-name="Text_20_body" style:list-style-name="L4">
      <style:paragraph-properties fo:margin-top="0cm" fo:margin-bottom="0cm" loext:contextual-spacing="false"/>
      <style:text-properties style:font-name="Arial1" fo:background-color="#fffaa5"/>
    </style:style>
    <style:style style:name="P20" style:family="paragraph" style:parent-style-name="Text_20_body" style:list-style-name="L5">
      <style:paragraph-properties fo:margin-top="0cm" fo:margin-bottom="0cm" loext:contextual-spacing="false"/>
      <style:text-properties style:font-name="Arial1" fo:background-color="#fffaa5"/>
    </style:style>
    <style:style style:name="P21" style:family="paragraph" style:parent-style-name="Text_20_body" style:list-style-name="L6">
      <style:paragraph-properties fo:margin-top="0cm" fo:margin-bottom="0cm" loext:contextual-spacing="false"/>
      <style:text-properties style:font-name="Arial1" fo:background-color="#fffaa5"/>
    </style:style>
    <style:style style:name="P22" style:family="paragraph" style:parent-style-name="Text_20_body" style:list-style-name="L8">
      <style:paragraph-properties fo:margin-top="0cm" fo:margin-bottom="0cm" loext:contextual-spacing="false"/>
      <style:text-properties style:font-name="Arial1" fo:background-color="#fffaa5"/>
    </style:style>
    <style:style style:name="P23" style:family="paragraph" style:parent-style-name="Text_20_body" style:list-style-name="L7">
      <style:paragraph-properties fo:margin-top="0cm" fo:margin-bottom="0cm" loext:contextual-spacing="false"/>
      <style:text-properties style:font-name="Arial1"/>
    </style:style>
    <style:style style:name="P24" style:family="paragraph" style:parent-style-name="Text_20_body" style:list-style-name="L10">
      <style:paragraph-properties fo:margin-top="0cm" fo:margin-bottom="0cm" loext:contextual-spacing="false"/>
      <style:text-properties style:font-name="Arial1"/>
    </style:style>
    <style:style style:name="P25" style:family="paragraph" style:parent-style-name="Text_20_body" style:list-style-name="L1">
      <style:paragraph-properties fo:margin-top="0cm" fo:margin-bottom="0cm" loext:contextual-spacing="false"/>
      <style:text-properties style:font-name="Arial1" fo:font-style="italic"/>
    </style:style>
    <style:style style:name="T1" style:family="text">
      <style:text-properties fo:font-style="italic"/>
    </style:style>
    <style:style style:name="T2" style:family="text">
      <style:text-properties fo:background-color="#fffaa5" loext:char-shading-value="0"/>
    </style:style>
    <style:style style:name="T3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54832188" text:style-name="L1">
        <text:list-item>
          <text:p text:style-name="P16"><text:span text:style-name="T1">Easy armature detection AK / AF / masking / animation</text:span>Global and document notes</text:p>
          <text:p text:style-name="P16"/>
        </text:list-item>
        <text:list-item>
          <text:p text:style-name="P16">3D scenes embedded and IPO curves for animation (keyframes on timeline)</text:p>
        </text:list-item>
        <text:list-item>
          <text:p text:style-name="P16">Split screen presentation where one annotates (pre-narrated slides )</text:p>
        </text:list-item>
        <text:list-item>
          <text:p text:style-name="P16">Google docs / zero layer integration (special presentation layer and other elements are converted to normal layers)</text:p>
        </text:list-item>
        <text:list-item>
          <text:p text:style-name="P16">Encrypted documents open in the browser</text:p>
        </text:list-item>
        <text:list-item>
          <text:p text:style-name="P16">Virtual shopping with each other through socket connections providing an encrypted link possibly password</text:p>
        </text:list-item>
        <text:list-item>
          <text:p text:style-name="P16">Fluid simulation of paints on a 3D rotatable canvas</text:p>
        </text:list-item>
        <text:list-item>
          <text:p text:style-name="P16">In code view show relative documentation of differing frameworks and individual pieces of frameworks, also a search feature as well</text:p>
        </text:list-item>
        <text:list-item>
          <text:p text:style-name="P16">In code view allow projects to have pre-defined XHR request's for graphQL and standard HTTP requests</text:p>
        </text:list-item>
        <text:list-item>
          <text:p text:style-name="P3">Live screen previews, see all connected devices and what they are doing (this will need user's permission explicitly upon request)</text:p>
        </text:list-item>
      </text:list>
      <text:p text:style-name="P2"/>
      <text:list xml:id="list3869972374" text:style-name="L2">
        <text:list-item>
          <text:p text:style-name="P18">Animated notes for annotations on design, graphics, 3D environment and a series of notes when needed, summary or small notes can open up big notes</text:p>
        </text:list-item>
        <text:list-item>
          <text:p text:style-name="P4"><text:span text:style-name="T2">Synthesizer / instruments / vocal tuning interface can be shared over the network to a tablet or mobile device</text:span></text:p>
        </text:list-item>
      </text:list>
      <text:p text:style-name="P5"/>
      <text:list xml:id="list1293767681" text:style-name="L3">
        <text:list-item>
          <text:p text:style-name="P6">Artboards can be embedded into other artboards not just differing documents</text:p>
        </text:list-item>
      </text:list>
      <text:p text:style-name="P5"/>
      <text:list xml:id="list1435513214" text:style-name="L4">
        <text:list-item>
          <text:p text:style-name="P19">Git sync between contributors live preview, preview sync</text:p>
        </text:list-item>
        <text:list-item>
          <text:p text:style-name="P7">Git allows branches for a single artboards or set of artboards and syncs back to prevent conflict resolution and a pull request to project manager</text:p>
        </text:list-item>
      </text:list>
      <text:p text:style-name="P5"/>
      <text:list xml:id="list733751370" text:style-name="L5">
        <text:list-item>
          <text:p text:style-name="P20">Layers can isolate a few </text:p>
        </text:list-item>
        <text:list-item>
          <text:p text:style-name="P8">Quick search / quick look / speech search on mobile devices with a preview of the canvas access and it will then focus on that element</text:p>
        </text:list-item>
      </text:list>
      <text:p text:style-name="P5"/>
      <text:list xml:id="list3362213759" text:style-name="L6">
        <text:list-item>
          <text:p text:style-name="P21">Streamed asset class for example a video live streaming into asset class like a camera, drone or other footage</text:p>
        </text:list-item>
        <text:list-item>
          <text:p text:style-name="P21">Passing notes or messages back and forth to the user, including sending to the users phone</text:p>
        </text:list-item>
        <text:list-item>
          <text:p text:style-name="P21">Embedding audio projects into video timeline from another project and will update the live assets upon save</text:p>
        </text:list-item>
        <text:list-item>
          <text:p text:style-name="P9">Audio assets can be live as well</text:p>
        </text:list-item>
      </text:list>
      <text:p text:style-name="P5"/>
      <text:list xml:id="list3237619502" text:style-name="L7">
        <text:list-item>
          <text:p text:style-name="P23"><text:soft-page-break/><text:span text:style-name="T2">Tone machting between two or more assets for easier composites and a slider for variable tolerance</text:span></text:p>
        </text:list-item>
        <text:list-item>
          <text:p text:style-name="P10">Masks can have filters on apply to mask or be clipped by the mask</text:p>
        </text:list-item>
        <text:list-item>
          <text:p text:style-name="P12">Masks can apply to objects but also to filters, so only certain areas will filters be applicable</text:p>
        </text:list-item>
      </text:list>
      <text:p text:style-name="P5"/>
      <text:list xml:id="list187917875" text:style-name="L8">
        <text:list-item>
          <text:p text:style-name="P22">VR processing off device using a video stream for on device viewing (VR headset data is transmitted)</text:p>
        </text:list-item>
        <text:list-item>
          <text:p text:style-name="P22">Differing tool behavior based on the user's peripherals</text:p>
        </text:list-item>
        <text:list-item>
          <text:p text:style-name="P22">Emulation on device mockups, attach events and allow live previews of data and data manipulation</text:p>
          <text:list>
            <text:list-item>
              <text:p text:style-name="P22">Attach events to assets on artboard and works in live mockup / with live mockup</text:p>
            </text:list-item>
            <text:list-item>
              <text:p text:style-name="P11">Story walking feature <text:span text:style-name="T3">in mockups as well</text:span>, define a story and then allow each step to be iterated with notes, animation even animated annotations</text:p>
            </text:list-item>
          </text:list>
        </text:list-item>
      </text:list>
      <text:p text:style-name="P5"/>
      <text:list xml:id="list2025028177" text:style-name="L9">
        <text:list-item>
          <text:p text:style-name="P13">Marketing suite that works with alliance with Blankcanvas assessing analytical data determining the success of a project and then working with that failures as well, also a algorithm for success or failure</text:p>
        </text:list-item>
      </text:list>
      <text:p text:style-name="P17"/>
      <text:p text:style-name="P15">    <text:span text:style-name="T3">27/11/2019</text:span> - </text:p>
      <text:p text:style-name="P15"/>
      <text:p text:style-name="P15">Mapping out an environment using AR tech, stream video from Oculus and then map the environment out for realtime game play mapping. Combining AR with VR</text:p>
      <text:p text:style-name="P2"/>
      <text:list xml:id="list406538153" text:style-name="L10">
        <text:list-item>
          <text:p text:style-name="P24">Create realtime texture mapping for already landscaped places, programatic texture, spawn of enemies in the mapped environment / automatic AI</text:p>
        </text:list-item>
        <text:list-item>
          <text:p text:style-name="P24">Create deep scenes against walls making the environment seem  much larger</text:p>
        </text:list-item>
        <text:list-item>
          <text:p text:style-name="P24">Texture based database for dynamic textures that can be loaded from a feathers realtime database</text:p>
        </text:list-item>
        <text:list-item>
          <text:p text:style-name="P24">Allow maskable areas to allow real view into 3D render textures, for safety and other cool effects</text:p>
        </text:list-item>
        <text:list-item>
          <text:p text:style-name="P24">Map out the game being played realtime within a separate AR environment</text:p>
        </text:list-item>
        <text:list-item>
          <text:p text:style-name="P24">Sharing the main document settings when trying to connect another Blankcanvas server that provides a document</text:p>
        </text:list-item>
        <text:list-item>
          <text:p text:style-name="P24">Act out motion sensing to map armature structure and then map to that structure</text:p>
        </text:list-item>
        <text:list-item>
          <text:p text:style-name="P24">Server reviews all actions and keeps track of all the game and the player scores and information</text:p>
        </text:list-item>
        <text:list-item>
          <text:p text:style-name="P24">Console can run Blankcanvas giving all game access, then someone on a gamepad can review the game and or build, change and adapt the environment added new objects and interactive elements at realtime</text:p>
        </text:list-item>
        <text:list-item>
          <text:p text:style-name="P24"><text:soft-page-break/>Allow masking of transparent planes like windows make it look like a real window and people / enemies can come from outside</text:p>
        </text:list-item>
        <text:list-item>
          <text:p text:style-name="P24">Luminosity detection which changes the light and colour tonal matching of 3D environments making it more realistic</text:p>
        </text:list-item>
        <text:list-item>
          <text:p text:style-name="P14">Remapping gun positions for handheld devices</text:p>
        </text:list-item>
      </text:list>
      <text:p text:style-name="P15"/>
      <text:list xml:id="list131102751353247" text:continue-list="list2454832188" text:style-name="L1">
        <text:list-item>
          <text:p text:style-name="P16">Autonomous background checks</text:p>
        </text:list-item>
        <text:list-item>
          <text:p text:style-name="P16">Calculator for cheaper hosting (seller by store)</text:p>
        </text:list-item>
        <text:list-item>
          <text:p text:style-name="P16">Main blank canvas login for cloud based documents</text:p>
        </text:list-item>
        <text:list-item>
          <text:p text:style-name="P16">Streaming of emulators to Blankcanvas</text:p>
        </text:list-item>
        <text:list-item>
          <text:p text:style-name="P16">Notes included on the presentation</text:p>
        </text:list-item>
        <text:list-item>
          <text:p text:style-name="P16">Live stream presentations to all devices (responsive if applicable)</text:p>
        </text:list-item>
        <text:list-item>
          <text:p text:style-name="P16">Code integrates with CODEPEN and also MDN quick search</text:p>
        </text:list-item>
        <text:list-item>
          <text:p text:style-name="P16">SSH / FTP access client build in (server available on the dartboards)</text:p>
        </text:list-item>
        <text:list-item>
          <text:p text:style-name="P25">Automatic file syncing on components on art board</text:p>
          <text:p text:style-name="P16"/>
        </text:list-item>
        <text:list-item>
          <text:p text:style-name="P25">Virtual shared drive</text:p>
        </text:list-item>
        <text:list-item>
          <text:p text:style-name="P25">Software real time language translation</text:p>
        </text:list-item>
        <text:list-item>
          <text:p text:style-name="P25">Easy global matting algorithm, selection of faces (face detection) / solid objects in a scene including in video</text:p>
        </text:list-item>
        <text:list-item>
          <text:p text:style-name="P25">Easy face detection in video</text:p>
          <text:p text:style-name="P16"/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2T13:08:39.872000000</meta:creation-date>
    <dc:date>2020-05-12T13:11:00.378000000</dc:date>
    <meta:editing-duration>PT2M22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3" meta:paragraph-count="60" meta:word-count="854" meta:character-count="4961" meta:non-whitespace-character-count="4215"/>
  </office:meta>
</office:document-meta>
</file>